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84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!</text:p>
          </table:table-cell>
          <table:table-cell table:style-name="Default" office:value-type="string" calcext:value-type="string">
            <text:p>inf</text:p>
          </table:table-cell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FACT([.B3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ROUND([.D3]/[.C3])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FACT([.B4])"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table:formula="of:=ROUND([.D4]/[.C4])" office:value-type="float" office:value="168" calcext:value-type="float">
            <text:p>16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FACT([.B5])" office:value-type="float" office:value="6" calcext:value-type="float">
            <text:p>6</text:p>
          </table:table-cell>
          <table:table-cell office:value-type="float" office:value="6873" calcext:value-type="float">
            <text:p>6873</text:p>
          </table:table-cell>
          <table:table-cell table:formula="of:=ROUND([.D5]/[.C5])" office:value-type="float" office:value="1146" calcext:value-type="float">
            <text:p>114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FACT([.B6])" office:value-type="float" office:value="24" calcext:value-type="float">
            <text:p>24</text:p>
          </table:table-cell>
          <table:table-cell office:value-type="float" office:value="22503" calcext:value-type="float">
            <text:p>22503</text:p>
          </table:table-cell>
          <table:table-cell table:formula="of:=ROUND([.D6]/[.C6])" office:value-type="float" office:value="938" calcext:value-type="float">
            <text:p>93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FACT([.B7])" office:value-type="float" office:value="120" calcext:value-type="float">
            <text:p>120</text:p>
          </table:table-cell>
          <table:table-cell office:value-type="float" office:value="11460363" calcext:value-type="float">
            <text:p>11460363</text:p>
          </table:table-cell>
          <table:table-cell table:formula="of:=ROUND([.D7]/[.C7])" office:value-type="float" office:value="95503" calcext:value-type="float">
            <text:p>95503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FACT([.B8])" office:value-type="float" office:value="720" calcext:value-type="float">
            <text:p>720</text:p>
          </table:table-cell>
          <table:table-cell office:value-type="float" office:value="846090114" calcext:value-type="float">
            <text:p>846090114</text:p>
          </table:table-cell>
          <table:table-cell table:formula="of:=ROUND([.D8]/[.C8])" office:value-type="float" office:value="1175125" calcext:value-type="float">
            <text:p>1175125</text:p>
          </table:table-cell>
          <table:table-cell office:value-type="string" calcext:value-type="string">
            <text:p>- niestety tutaj zdążyłem pójść sobie zrobić herbatę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FACT([.B9])" office:value-type="float" office:value="5040" calcext:value-type="float">
            <text:p>50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FACT([.B10])" office:value-type="float" office:value="40320" calcext:value-type="float">
            <text:p>403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FACT([.B11])" office:value-type="float" office:value="362880" calcext:value-type="float">
            <text:p>3628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FACT([.B12])" office:value-type="float" office:value="3628800" calcext:value-type="float">
            <text:p>36288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FACT([.B13])" office:value-type="float" office:value="39916800" calcext:value-type="float">
            <text:p>399168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FACT([.B14])" office:value-type="float" office:value="479001600" calcext:value-type="float">
            <text:p>4790016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09:47:37.917645197</meta:creation-date>
    <dc:date>2020-03-18T09:54:45.532309663</dc:date>
    <meta:editing-duration>PT7M8S</meta:editing-duration>
    <meta:editing-cycles>1</meta:editing-cycles>
    <meta:generator>LibreOffice/6.0.7.3$Linux_X86_64 LibreOffice_project/00m0$Build-3</meta:generator>
    <meta:document-statistic meta:table-count="1" meta:cell-count="41" meta:object-count="0"/>
  </office:meta>
</office:document-meta>
</file>